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73cm" fo:min-width="3.744cm"/>
    </style:style>
    <style:style style:name="gr3" style:family="graphic" style:parent-style-name="standard">
      <style:graphic-properties draw:textarea-horizontal-align="justify" draw:textarea-vertical-align="middle" draw:auto-grow-height="false" fo:min-height="1.324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1.514cm" fo:min-width="4.348cm"/>
    </style:style>
    <style:style style:name="gr6" style:family="graphic" style:parent-style-name="standard">
      <style:graphic-properties draw:textarea-horizontal-align="justify" draw:textarea-vertical-align="middle" draw:auto-grow-height="false" fo:min-height="1.64cm" fo:min-width="5.1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3.2cm" svg:x="2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2.8cm" svg:x="6.3cm" svg:y="25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cm" svg:height="2.5cm" svg:x="9cm" svg:y="3.7cm">
          <text:p text:style-name="P1">Input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4.9cm" svg:height="4.3cm" svg:x="9.1cm" svg:y="8cm">
          <text:p text:style-name="P1">Jeśli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7.7cm" svg:height="2.8cm" svg:x="12.4cm" svg:y="19.1cm">
          <text:p text:style-name="P1">Output są równe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8.9cm" svg:height="3cm" svg:x="1.3cm" svg:y="12.5cm">
          <text:p text:style-name="P1">Wtedy a jest większ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4.9cm" svg:height="4.3cm" svg:x="13.9cm" svg:y="13.5cm">
          <text:p text:style-name="P1">Jeśli 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8.9cm" svg:height="3cm" svg:x="1.8cm" svg:y="20.9cm">
          <text:p text:style-name="P1">Output b jest większ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8.2cm" svg:y1="2.7cm" svg:x2="13.375cm" svg:y2="3.7cm" draw:start-shape="id1" draw:end-shape="id2" draw:end-glue-point="4" svg:d="M8200 2700l5175 1000" svg:viewBox="0 0 5176 1001">
          <text:p/>
        </draw:connector>
        <draw:connector draw:style-name="gr7" draw:text-style-name="P2" draw:layer="layout" draw:type="line" svg:x1="12.5cm" svg:y1="6.2cm" svg:x2="11.55cm" svg:y2="8cm" draw:start-shape="id2" draw:end-shape="id3" svg:d="M12500 6200l-950 1800" svg:viewBox="0 0 951 1801">
          <text:p/>
        </draw:connector>
        <draw:connector draw:style-name="gr7" draw:text-style-name="P2" draw:layer="layout" draw:type="lines" svg:x1="9.1cm" svg:y1="10.15cm" svg:x2="5.75cm" svg:y2="12.5cm" draw:start-shape="id3" draw:start-glue-point="5" draw:end-shape="id4" svg:d="M9100 10150h-501l-2849 1849v501" svg:viewBox="0 0 3351 2351">
          <text:p/>
        </draw:connector>
        <draw:connector draw:style-name="gr7" draw:text-style-name="P2" draw:layer="layout" draw:type="lines" svg:x1="14cm" svg:y1="10.15cm" svg:x2="16.35cm" svg:y2="13.5cm" draw:start-shape="id3" draw:end-shape="id5" svg:d="M14000 10150h502l1848 2849v501" svg:viewBox="0 0 2351 3351">
          <text:p/>
        </draw:connector>
        <draw:connector draw:style-name="gr7" draw:text-style-name="P2" draw:layer="layout" draw:type="lines" svg:x1="13.9cm" svg:y1="15.65cm" svg:x2="10.7cm" svg:y2="22.4cm" draw:start-shape="id5" draw:end-shape="id6" svg:d="M13900 15650h-501l-2197 6750h-502" svg:viewBox="0 0 3201 6751">
          <text:p/>
        </draw:connector>
        <draw:connector draw:style-name="gr7" draw:text-style-name="P2" draw:layer="layout" draw:type="lines" svg:x1="16.35cm" svg:y1="17.8cm" svg:x2="16.25cm" svg:y2="19.1cm" draw:start-shape="id5" draw:end-shape="id7" svg:d="M16350 17800v502l-100 297v501" svg:viewBox="0 0 10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49.395560909</meta:creation-date>
    <dc:date>2019-09-12T11:42:50.398894159</dc:date>
    <meta:editing-duration>PT7M57S</meta:editing-duration>
    <meta:editing-cycles>7</meta:editing-cycles>
    <meta:generator>LibreOffice/6.0.7.3$Linux_X86_64 LibreOffice_project/00m0$Build-3</meta:generator>
    <meta:document-statistic meta:object-count="14"/>
  </office:meta>
</office:document-meta>
</file>